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style:font-size-asian="12pt" style:font-size-complex="12pt"/>
    </style:style>
    <style:style style:name="P2" style:family="paragraph" style:parent-style-name="Standard">
      <style:paragraph-properties fo:text-align="justify" style:justify-single-word="false"/>
      <style:text-properties style:font-name="Arial" fo:font-size="12pt" officeooo:paragraph-rsid="000de872" style:font-size-asian="12pt" style:font-size-complex="12pt"/>
    </style:style>
    <style:style style:name="P3" style:family="paragraph" style:parent-style-name="Text_20_body">
      <style:paragraph-properties fo:text-align="justify" style:justify-single-word="false"/>
      <style:text-properties style:font-name="Arial" fo:font-size="12pt" style:font-size-asian="12pt" style:font-size-complex="12pt"/>
    </style:style>
    <style:style style:name="P4" style:family="paragraph" style:parent-style-name="Text_20_body">
      <style:paragraph-properties fo:text-align="justify" style:justify-single-word="false"/>
      <style:text-properties style:font-name="Arial" fo:font-size="12pt" officeooo:paragraph-rsid="000e9a4b" style:font-size-asian="12pt" style:font-size-complex="12pt"/>
    </style:style>
    <style:style style:name="P5" style:family="paragraph" style:parent-style-name="Title" style:master-page-name="Standard">
      <style:paragraph-properties fo:text-align="justify" style:justify-single-word="false" style:page-number="auto"/>
      <style:text-properties style:font-name="Arial" fo:font-size="14pt" style:font-size-asian="14pt" style:font-size-complex="14pt"/>
    </style:style>
    <style:style style:name="P6" style:family="paragraph" style:parent-style-name="First_20_Paragraph">
      <style:paragraph-properties fo:text-align="justify" style:justify-single-word="false"/>
      <style:text-properties style:font-name="Arial" fo:font-size="12pt" fo:font-weight="bold" officeooo:paragraph-rsid="000e9a4b" style:font-size-asian="12pt" style:font-weight-asian="bold" style:font-size-complex="12pt"/>
    </style:style>
    <style:style style:name="P7" style:family="paragraph">
      <loext:graphic-properties draw:fill="solid" draw:fill-color="#ffffff"/>
      <style:paragraph-properties fo:text-align="center"/>
    </style:style>
    <style:style style:name="T1" style:family="text">
      <style:text-properties fo:font-weight="bold" style:font-weight-asian="bold"/>
    </style:style>
    <style:style style:name="T2" style:family="text">
      <style:text-properties fo:font-style="italic" style:font-style-asian="italic"/>
    </style:style>
    <style:style style:name="gr1" style:family="graphic">
      <style:graphic-properties draw:stroke="solid" svg:stroke-width="0cm" svg:stroke-color="#000000" draw:stroke-linejoin="round" svg:stroke-linecap="butt" draw:fill="solid" draw:fill-color="#ffffff"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ichamento Expresso ─ A primeira década de Tito Lívio (Maquiavel)</text:p>
      <text:p text:style-name="P1"><draw:rect text:anchor-type="as-char" draw:z-index="0" draw:name="Forma1" draw:style-name="gr1" draw:text-style-name="P7" svg:width="16.511cm" svg:height="0.054cm"><text:p/></draw:rect></text:p>
      <text:p text:style-name="P6">Ficha de estrutura expositiva</text:p>
      <text:p text:style-name="P3"><text:span text:style-name="T1">Texto</text:span>: MAQUIAVEL, Nicolau. <text:span text:style-name="T1">Discursos sobre a primeira década de Tito Lívio</text:span>. São Paulo: Martins Fontes, 2007, p. 7-26 (Livro Primeiro, capítulos 1 a 5).</text:p>
      <text:p text:style-name="P3"/>
      <text:p text:style-name="P3"><text:span text:style-name="T2">Primeira parte</text:span>: (Cap. 1, §§1-2): <text:span text:style-name="T2">Motivos para a fundação de cidades por indivíduos locais.</text:span><text:line-break/>Tal tipo de fundação de cidades surge da necessidade de indivíduos de protegerem-se a si mesmos, coletivamente.</text:p>
      <text:p text:style-name="P3"/>
      <text:p text:style-name="P3"><text:span text:style-name="T2">Segunda parte</text:span> (Cap. 1, §§3-4): <text:span text:style-name="T2">Motivos para a fundação de cidades por forasteiros.</text:span><text:line-break/>Podem ser fundadas por estrangeiros ou para fins de manutenção mais eficiente de regiões distantes de um império (criação de colônias), ou pela necessidade de povos forçados por forças externas (da natureza e/ou humanas) a abandonarem sua terra natal e assentarem-se algures.</text:p>
      <text:p text:style-name="P3"/>
      <text:p text:style-name="P4"><text:span text:style-name="T2">Terceira parte</text:span> (Cap. 1, §§4-5): <text:span text:style-name="T2">Condições ideais à fundação de cidades.</text:span><text:line-break/>Tanto as condições do local da fundação de uma cidade quanto a ordenação de suas leis são fatores que determinam a "<text:span text:style-name="T2">virtù</text:span>" de seus cidadãos e, por consequência, da república.</text:p>
      <text:p text:style-name="P3"/>
      <text:p text:style-name="P3"><text:span text:style-name="T2">Quarta parte</text:span> (Cap. 2, §1): <text:span text:style-name="T2">Sobre a adequação das ordenações de leis de repúblicas livres.</text:span><text:line-break/>Considera-se preferível que as leis de uma república sejam todas ditadas de maneira unificada ─por uma única pessoa ou grupo de pessoas─, ante o estabelecimento paulatino de leis (no texto, "<text:span text:style-name="T2">ao acaso e em várias vezes</text:span>") adequadas a uma certa república.</text:p>
      <text:p text:style-name="P3"/>
      <text:p text:style-name="P3"><text:span text:style-name="T2">Quinta parte</text:span> (Cap. 2, §§2-4): <text:span text:style-name="T2">Sobre os estados possíveis de uma república, e de sua sucessão cíclica.</text:span><text:line-break/>Toda república encontra-se em algum dos três estados: "principado", "optimates" e "popular". Um principado cede lugar a um optimates quando há uma revolta à tirania dos príncipes governantes, donde o poder é tomado por novos indivíduos de confiança do povo; um optimates cede lugar a um governo popular quando os novos governantes <text:soft-page-break/>corrompem-se pelo poder e passam a formar "um governo de poucos, sem respeitar civilidade alguma", donde há uma insurgência popular e instauração de um governo popular; por fim, um governo popular, no qual não é dada autoridade a nenhuma pessoa particular, logo rende-se à "licença, em que não eram temidos nem os homens privados nem os homens públicos", donde "coagidos pela necessidade ou pela sugestão de algum homem bom, para fugirem a tal licença, voltam de novo ao principado", e por aí vai, ciclicamente ─ ou até que a república deixe de existir, o que é mais comum do que o retorno ao "início" do ciclo.</text:p>
      <text:p text:style-name="P3"/>
      <text:p text:style-name="P3"><text:span text:style-name="T2">Sexta parte</text:span> (Cap. 2, §§5-6): <text:span text:style-name="T2">As leis mais robustas satisfazem características de todos os possíveis estados de uma república.</text:span><text:line-break/>Argumenta-se que é mais prudente a ordenação de leis que tenham características dos três possíveis estados de uma república, pois há uma "compensação" de um pelo outro. São dados exemplos do cumprimento ou não de tal diretriz: um exemplo louvável de Esparta sob Licurgo, e um exemplo "repreensível" de Atenas sob Sólon.</text:p>
      <text:p text:style-name="P3"/>
      <text:p text:style-name="P3"><text:span text:style-name="T2">Sétima parte</text:span> (Cap. 2, §7; Cap. 3, §§1-2): <text:span text:style-name="T2">O surgimento dos tribunos da plebe em Roma, e sua importância à república romana.</text:span><text:line-break/>O autor argumenta que o surgimento dos tribunos da plebe se deu como uma maneira da nobreza romana ─a qual, argumenta, detinha qualidades de principado e optimates─ de "conceder ao povo a sua parte"; tal ato permitiu uma incorporação das características de "estado popular" à república romana, tornando-a uma "república perfeita" por revestir-se dos três possíveis estados. É argumentado que a criação dos tribunos surge como uma ordenação que inibisse a repressão da plebe por parte da nobreza.</text:p>
      <text:p text:style-name="P3"/>
      <text:p text:style-name="P3"><text:span text:style-name="T2">Oitava parte</text:span> (Cap. 4): <text:span text:style-name="T2">Sobre a virtude dos dissensos populares.</text:span><text:line-break/>O autor argumenta que "todas as leis que se fazem em favor da liberdade nascem da desunião", dando respaldo aos dissensos da plebe com relação à opressão pela nobreza romana.</text:p>
      <text:p text:style-name="P3"/>
      <text:p text:style-name="P3"><text:span text:style-name="T2">Nona parte</text:span> (Cap. 5): <text:span text:style-name="T2">Sobre quem deve deter a guarda da liberdade de uma república, baseado em suas ganas de expansão ou manutenção.</text:span><text:line-break/>Discute-se sobre quem deve deter a "guarda da liberdade": o povo ou os nobres. Há casos como o de Roma, com objetivos de expandir-se, onde é preferível que tal poder esteja na mão do povo, pois estes têm "somente o desejo de não ser dominados e, por conseguinte, maior vontade de viver livres, visto que podem ter menos esperança de usurpar a liberdade do que os grandes"; há também casos como Esparta ou Veneza, com objetivos de manter-se, onde é preferível que tal poder esteja na mão dos nobres, tanto para "satisfazer mais à ambição deles, que, tendo mais participação na república <text:soft-page-break/>com tal bastão em mãos, têm mais motivo para contentamento" quanto para negar "certo tipo de autoridade aos ânimos inquietos da plebe" (p. 24).</text:p>
      <text:p text:style-name="P2"><text:bookmark-start text:name="fn-1-7212bf39179db73e"/><draw:rect text:anchor-type="as-char" draw:z-index="1" draw:name="Forma2" draw:style-name="gr1" draw:text-style-name="P7" svg:width="16.511cm" svg:height="0.054cm"><text:p/></draw:rect><text:bookmark-end text:name="fn-1-7212bf39179db73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default-outline-level="" style:class="extra">
      <style:paragraph-properties fo:margin-top="0cm" fo:margin-bottom="0.212cm" loext: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64cm" fo:margin-bottom="0.064cm" loext:contextual-spacing="false"/>
    </style:style>
    <style:style style:name="Title" style:family="paragraph" style:parent-style-name="Standard" style:next-style-name="Text_20_body" style:default-outline-level="" style:class="chapter">
      <style:paragraph-properties fo:margin-top="0.847cm" fo:margin-bottom="0.423cm" loext:contextual-spacing="false" fo:line-height="150%" fo:text-align="center" style:justify-single-word="false" fo:keep-together="always" fo:keep-with-next="always"/>
      <style:text-properties fo:color="#345a8a"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423cm" fo:margin-bottom="0.423cm"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margin-top="0cm" fo:margin-bottom="0.353cm" loext:contextual-spacing="false"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cm" fo:margin-bottom="0.353cm" loext:contextual-spacing="false"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cm" fo:margin-right="0cm" fo:margin-top="0.176cm" fo:margin-bottom="0.176cm" loext:contextual-spacing="false" fo:text-indent="0cm" style:auto-text-indent="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DejaVu Sans" style:font-family-complex="'DejaVu Sans'"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cm" fo:margin-bottom="0cm"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423cm" fo:margin-bottom="0cm" loext:contextual-spacing="false" fo:line-height="108%"/>
      <style:text-properties fo:color="#365f91"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style:default-outline-leve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text-properties style:text-position="super 58%"/>
    </style:style>
    <style:style style:name="Footnote_20_Characters" style:display-name="Footnote Characters" style:family="text" style:parent-style-name="Body_20_Text_20_Char">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bullet-char=" ">
        <style:list-level-properties text:list-level-position-and-space-mode="label-alignment">
          <style:list-level-label-alignment text:label-followed-by="listtab" fo:text-indent="-0.847cm" fo:margin-left="0.847cm"/>
        </style:list-level-properties>
      </text:list-level-style-bullet>
      <text:list-level-style-bullet text:level="2"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text:bullet-char=" ">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text:bullet-char=" ">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a">
      <text:list-level-style-bullet text:level="1" text:bullet-char=" ">
        <style:list-level-properties text:list-level-position-and-space-mode="label-alignment">
          <style:list-level-label-alignment text:label-followed-by="listtab" fo:text-indent="-0.847cm" fo:margin-left="0.847cm"/>
        </style:list-level-properties>
      </text:list-level-style-bullet>
      <text:list-level-style-bullet text:level="2"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text:bullet-char=" ">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text:bullet-char=" ">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27cm" fo:text-indent="-0.847cm" fo:margin-left="2.117cm"/>
        </style:list-level-properties>
      </text:list-level-style-number>
      <text:list-level-style-number text:level="3" style:num-format="i" text:display-levels="2">
        <style:list-level-properties text:list-level-position-and-space-mode="label-alignment">
          <style:list-level-label-alignment text:label-followed-by="listtab" text:list-tab-stop-position="2.54cm" fo:text-indent="-0.847cm" fo:margin-left="3.387cm"/>
        </style:list-level-properties>
      </text:list-level-style-number>
      <text:list-level-style-number text:level="4" style:num-format="1" text:display-levels="2">
        <style:list-level-properties text:list-level-position-and-space-mode="label-alignment">
          <style:list-level-label-alignment text:label-followed-by="listtab" text:list-tab-stop-position="3.81cm" fo:text-indent="-0.847cm" fo:margin-left="4.657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5.08cm" fo:text-indent="-0.847cm" fo:margin-left="5.927cm"/>
        </style:list-level-properties>
      </text:list-level-style-number>
      <text:list-level-style-number text:level="6" style:num-format="i" text:display-levels="2">
        <style:list-level-properties text:list-level-position-and-space-mode="label-alignment">
          <style:list-level-label-alignment text:label-followed-by="listtab" text:list-tab-stop-position="6.35cm" fo:text-indent="-0.847cm" fo:margin-left="7.197cm"/>
        </style:list-level-properties>
      </text:list-level-style-number>
      <text:list-level-style-number text:level="7" style:num-format="1" text:display-levels="2">
        <style:list-level-properties text:list-level-position-and-space-mode="label-alignment">
          <style:list-level-label-alignment text:label-followed-by="listtab" text:list-tab-stop-position="7.62cm" fo:text-indent="-0.847cm" fo:margin-left="8.467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8.89cm" fo:text-indent="-0.847cm" fo:margin-left="9.737cm"/>
        </style:list-level-properties>
      </text:list-level-style-number>
      <text:list-level-style-number text:level="9" style:num-format="i" text:display-levels="2">
        <style:list-level-properties text:list-level-position-and-space-mode="label-alignment">
          <style:list-level-label-alignment text:label-followed-by="listtab" text:list-tab-stop-position="10.16cm" fo:text-indent="-0.847cm" fo:margin-left="11.0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Fichamento Expresso ─ A primeira década de Tito Lívio (Maquiavel)</dc:title>
    <meta:creation-date>2023-04-13T00:01:47</meta:creation-date>
    <dc:date>2023-04-12T21:21:33.872903730</dc:date>
    <meta:generator>LibreOffice/6.4.7.2$Linux_X86_64 LibreOffice_project/40$Build-2</meta:generator>
    <meta:editing-duration>PT13M34S</meta:editing-duration>
    <meta:editing-cycles>3</meta:editing-cycles>
    <meta:document-statistic meta:table-count="0" meta:image-count="0" meta:object-count="0" meta:page-count="3" meta:paragraph-count="14" meta:word-count="756" meta:character-count="4600" meta:non-whitespace-character-count="385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